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87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1.139cm"/>
    </style:style>
    <style:style style:name="co6" style:family="table-column">
      <style:table-column-properties fo:break-before="auto" style:column-width="0.7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NT([.A1]/3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]" office:value-type="float" office:value="1" calcext:value-type="float">
            <text:p>1</text:p>
          </table:table-cell>
          <table:table-cell table:formula="of:=INT([.A2]/3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]" office:value-type="float" office:value="1" calcext:value-type="float">
            <text:p>1</text:p>
          </table:table-cell>
          <table:table-cell table:formula="of:=INT([.A3]/3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]+[.B1]" office:value-type="float" office:value="2" calcext:value-type="float">
            <text:p>2</text:p>
          </table:table-cell>
          <table:table-cell table:formula="of:=INT([.A4]/3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4]+[.B2]" office:value-type="float" office:value="3" calcext:value-type="float">
            <text:p>3</text:p>
          </table:table-cell>
          <table:table-cell table:formula="of:=INT([.A5]/3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]+[.B3]" office:value-type="float" office:value="4" calcext:value-type="float">
            <text:p>4</text:p>
          </table:table-cell>
          <table:table-cell table:formula="of:=INT([.A6]/3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6]+[.B4]" office:value-type="float" office:value="6" calcext:value-type="float">
            <text:p>6</text:p>
          </table:table-cell>
          <table:table-cell table:formula="of:=INT([.A7]/3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7]+[.B5]" office:value-type="float" office:value="9" calcext:value-type="float">
            <text:p>9</text:p>
          </table:table-cell>
          <table:table-cell table:formula="of:=INT([.A8]/3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8]+[.B6]" office:value-type="float" office:value="13" calcext:value-type="float">
            <text:p>13</text:p>
          </table:table-cell>
          <table:table-cell table:formula="of:=INT([.A9]/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9]+[.B7]" office:value-type="float" office:value="19" calcext:value-type="float">
            <text:p>19</text:p>
          </table:table-cell>
          <table:table-cell table:formula="of:=INT([.A10]/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0]+[.B8]" office:value-type="float" office:value="28" calcext:value-type="float">
            <text:p>28</text:p>
          </table:table-cell>
          <table:table-cell table:formula="of:=INT([.A11]/3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+[.B9]" office:value-type="float" office:value="41" calcext:value-type="float">
            <text:p>41</text:p>
          </table:table-cell>
          <table:table-cell table:formula="of:=INT([.A12]/3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[.B10]" office:value-type="float" office:value="60" calcext:value-type="float">
            <text:p>60</text:p>
          </table:table-cell>
          <table:table-cell table:formula="of:=INT([.A13]/3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+[.B11]" office:value-type="float" office:value="88" calcext:value-type="float">
            <text:p>88</text:p>
          </table:table-cell>
          <table:table-cell table:formula="of:=INT([.A14]/3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4]+[.B12]" office:value-type="float" office:value="129" calcext:value-type="float">
            <text:p>129</text:p>
          </table:table-cell>
          <table:table-cell table:formula="of:=INT([.A15]/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]+[.B13]+[.B1]+[.B2]" office:value-type="float" office:value="191" calcext:value-type="float">
            <text:p>191</text:p>
          </table:table-cell>
          <table:table-cell table:formula="of:=INT([.A16]/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6]+[.B14]+[.B3]+[.B4]+[.B5]" office:value-type="float" office:value="285" calcext:value-type="float">
            <text:p>285</text:p>
          </table:table-cell>
          <table:table-cell table:formula="of:=INT([.A17]/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7]+[.B15]+[.B6]+[.B7]+[.B8]" office:value-type="float" office:value="433" calcext:value-type="float">
            <text:p>433</text:p>
          </table:table-cell>
          <table:table-cell table:formula="of:=INT([.A18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8]+[.B16]+[.B9]+[.B10]+[.B11]" office:value-type="float" office:value="684" calcext:value-type="float">
            <text:p>684</text:p>
          </table:table-cell>
          <table:table-cell table:formula="of:=INT([.A19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9]+[.B17]+[.B12]+[.B13]+[.B14]" office:value-type="float" office:value="1158" calcext:value-type="float">
            <text:p>1158</text:p>
          </table:table-cell>
          <table:table-cell table:formula="of:=INT([.A20]/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0]+[.B18]+[.B15]+[.B16]+[.B17]" office:value-type="float" office:value="2196" calcext:value-type="float">
            <text:p>2196</text:p>
          </table:table-cell>
          <table:table-cell table:formula="of:=INT([.A21]/3)" office:value-type="float" office:value="0" calcext:value-type="float">
            <text:p>0</text:p>
          </table:table-cell>
        </table:table-row>
      </table:table>
      <table:table table:name="Лист2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IF(MOD([.A3]; 3)=0; VLOOKUP([.A3]/3;[.A:.B];2;0)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IF(MOD([.A4]; 3)=0; VLOOKUP([.A4]/3;[.A:.B];2;0)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IF(MOD([.A5]; 3)=0; VLOOKUP([.A5]/3;[.A:.B];2;0)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IF(MOD([.A6]; 3)=0; VLOOKUP([.A6]/3;[.A:.B];2;0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IF(MOD([.A7]; 3)=0; VLOOKUP([.A7]/3;[.A:.B];2;0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IF(MOD([.A8]; 3)=0; VLOOKUP([.A8]/3;[.A:.B];2;0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IF(MOD([.A9]; 3)=0; VLOOKUP([.A9]/3;[.A:.B];2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IF(MOD([.A10]; 3)=0; VLOOKUP([.A10]/3;[.A:.B];2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IF(MOD([.A11]; 3)=0; VLOOKUP([.A11]/3;[.A:.B];2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IF(MOD([.A12]; 3)=0; VLOOKUP([.A12]/3;[.A:.B];2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IF(MOD([.A13]; 3)=0; VLOOKUP([.A13]/3;[.A:.B];2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IF(MOD([.A14]; 3)=0; VLOOKUP([.A14]/3;[.A:.B];2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IF(MOD([.A15]; 3)=0; VLOOKUP([.A15]/3;[.A:.B];2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IF(MOD([.A16]; 3)=0; VLOOKUP([.A16]/3;[.A:.B];2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IF(MOD([.A17]; 3)=0; VLOOKUP([.A17]/3;[.A:.B];2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IF(MOD([.A18]; 3)=0; VLOOKUP([.A18]/3;[.A:.B];2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IF(MOD([.A19]; 3)=0; VLOOKUP([.A19]/3;[.A:.B];2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IF(MOD([.A20]; 3)=0; VLOOKUP([.A20]/3;[.A:.B];2;0);0)" office:value-type="float" office:value="12" calcext:value-type="float">
            <text:p>12</text:p>
          </table:table-cell>
        </table:table-row>
      </table:table>
      <table:table table:name="Лист3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] + IF(MOD([.A2]; 2) = 0; VLOOKUP([.A2] / 2; [.A:.B]; 2; 0); 0) + IF(INT(SQRT([.A2]))^2=[.A2]; VLOOKUP(SQRT([.A2]); [.A:.B]; 2; 0)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 + IF(MOD([.A3]; 2) = 0; VLOOKUP([.A3] / 2; [.A:.B]; 2; 0); 0) + IF(INT(SQRT([.A3]))^2=[.A3]; VLOOKUP(SQRT([.A3]); [.A:.B]; 2; 0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 + IF(MOD([.A4]; 2) = 0; VLOOKUP([.A4] / 2; [.A:.B]; 2; 0); 0) + IF(INT(SQRT([.A4]))^2=[.A4]; VLOOKUP(SQRT([.A4]); [.A:.B]; 2; 0)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 + IF(MOD([.A5]; 2) = 0; VLOOKUP([.A5] / 2; [.A:.B]; 2; 0); 0) + IF(INT(SQRT([.A5]))^2=[.A5]; VLOOKUP(SQRT([.A5]); [.A:.B]; 2; 0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] + IF(MOD([.A6]; 2) = 0; VLOOKUP([.A6] / 2; [.A:.B]; 2; 0); 0) + IF(INT(SQRT([.A6]))^2=[.A6]; VLOOKUP(SQRT([.A6]); [.A:.B]; 2; 0)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] + IF(MOD([.A7]; 2) = 0; VLOOKUP([.A7] / 2; [.A:.B]; 2; 0); 0) + IF(INT(SQRT([.A7]))^2=[.A7]; VLOOKUP(SQRT([.A7]); [.A:.B]; 2; 0)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 + IF(MOD([.A8]; 2) = 0; VLOOKUP([.A8] / 2; [.A:.B]; 2; 0); 0) + IF(INT(SQRT([.A8]))^2=[.A8]; VLOOKUP(SQRT([.A8]); [.A:.B]; 2; 0); 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 + IF(MOD([.A9]; 2) = 0; VLOOKUP([.A9] / 2; [.A:.B]; 2; 0); 0) + IF(INT(SQRT([.A9]))^2=[.A9]; VLOOKUP(SQRT([.A9]); [.A:.B]; 2; 0); 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9] + IF(MOD([.A10]; 2) = 0; VLOOKUP([.A10] / 2; [.A:.B]; 2; 0); 0) + IF(INT(SQRT([.A10]))^2=[.A10]; VLOOKUP(SQRT([.A10]); [.A:.B]; 2; 0); 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0] + IF(MOD([.A11]; 2) = 0; VLOOKUP([.A11] / 2; [.A:.B]; 2; 0); 0) + IF(INT(SQRT([.A11]))^2=[.A11]; VLOOKUP(SQRT([.A11]); [.A:.B]; 2; 0)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1] + IF(MOD([.A12]; 2) = 0; VLOOKUP([.A12] / 2; [.A:.B]; 2; 0); 0) + IF(INT(SQRT([.A12]))^2=[.A12]; VLOOKUP(SQRT([.A12]); [.A:.B]; 2; 0)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2] + IF(MOD([.A13]; 2) = 0; VLOOKUP([.A13] / 2; [.A:.B]; 2; 0); 0) + IF(INT(SQRT([.A13]))^2=[.A13]; VLOOKUP(SQRT([.A13]); [.A:.B]; 2; 0); 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3] + IF(MOD([.A14]; 2) = 0; VLOOKUP([.A14] / 2; [.A:.B]; 2; 0); 0) + IF(INT(SQRT([.A14]))^2=[.A14]; VLOOKUP(SQRT([.A14]); [.A:.B]; 2; 0); 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4] + IF(MOD([.A15]; 2) = 0; VLOOKUP([.A15] / 2; [.A:.B]; 2; 0); 0) + IF(INT(SQRT([.A15]))^2=[.A15]; VLOOKUP(SQRT([.A15]); [.A:.B]; 2; 0); 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5] + IF(MOD([.A16]; 2) = 0; VLOOKUP([.A16] / 2; [.A:.B]; 2; 0); 0) + IF(INT(SQRT([.A16]))^2=[.A16]; VLOOKUP(SQRT([.A16]); [.A:.B]; 2; 0); 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6] + IF(MOD([.A17]; 2) = 0; VLOOKUP([.A17] / 2; [.A:.B]; 2; 0); 0) + IF(INT(SQRT([.A17]))^2=[.A17]; VLOOKUP(SQRT([.A17]); [.A:.B]; 2; 0); 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7] + IF(MOD([.A18]; 2) = 0; VLOOKUP([.A18] / 2; [.A:.B]; 2; 0); 0) + IF(INT(SQRT([.A18]))^2=[.A18]; VLOOKUP(SQRT([.A18]); [.A:.B]; 2; 0); 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8] + IF(MOD([.A19]; 2) = 0; VLOOKUP([.A19] / 2; [.A:.B]; 2; 0); 0) + IF(INT(SQRT([.A19]))^2=[.A19]; VLOOKUP(SQRT([.A19]); [.A:.B]; 2; 0); 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9] + IF(MOD([.A20]; 2) = 0; VLOOKUP([.A20] / 2; [.A:.B]; 2; 0); 0) + IF(INT(SQRT([.A20]))^2=[.A20]; VLOOKUP(SQRT([.A20]); [.A:.B]; 2; 0); 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0] + IF(MOD([.A21]; 2) = 0; VLOOKUP([.A21] / 2; [.A:.B]; 2; 0); 0) + IF(INT(SQRT([.A21]))^2=[.A21]; VLOOKUP(SQRT([.A21]); [.A:.B]; 2; 0); 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1] + IF(MOD([.A22]; 2) = 0; VLOOKUP([.A22] / 2; [.A:.B]; 2; 0); 0) + IF(INT(SQRT([.A22]))^2=[.A22]; VLOOKUP(SQRT([.A22]); [.A:.B]; 2; 0); 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2] + IF(MOD([.A23]; 2) = 0; VLOOKUP([.A23] / 2; [.A:.B]; 2; 0); 0) + IF(INT(SQRT([.A23]))^2=[.A23]; VLOOKUP(SQRT([.A23]); [.A:.B]; 2; 0); 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3] + IF(MOD([.A24]; 2) = 0; VLOOKUP([.A24] / 2; [.A:.B]; 2; 0); 0) + IF(INT(SQRT([.A24]))^2=[.A24]; VLOOKUP(SQRT([.A24]); [.A:.B]; 2; 0); 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4] + IF(MOD([.A25]; 2) = 0; VLOOKUP([.A25] / 2; [.A:.B]; 2; 0); 0) + IF(INT(SQRT([.A25]))^2=[.A25]; VLOOKUP(SQRT([.A25]); [.A:.B]; 2; 0); 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5] + IF(MOD([.A26]; 2) = 0; VLOOKUP([.A26] / 2; [.A:.B]; 2; 0); 0) + IF(INT(SQRT([.A26]))^2=[.A26]; VLOOKUP(SQRT([.A26]); [.A:.B]; 2; 0); 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6] + IF(MOD([.A27]; 2) = 0; VLOOKUP([.A27] / 2; [.A:.B]; 2; 0); 0) + IF(INT(SQRT([.A27]))^2=[.A27]; VLOOKUP(SQRT([.A27]); [.A:.B]; 2; 0); 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7] + IF(MOD([.A28]; 2) = 0; VLOOKUP([.A28] / 2; [.A:.B]; 2; 0); 0) + IF(INT(SQRT([.A28]))^2=[.A28]; VLOOKUP(SQRT([.A28]); [.A:.B]; 2; 0); 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8] + IF(MOD([.A29]; 2) = 0; VLOOKUP([.A29] / 2; [.A:.B]; 2; 0); 0) + IF(INT(SQRT([.A29]))^2=[.A29]; VLOOKUP(SQRT([.A29]); [.A:.B]; 2; 0); 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9] + IF(MOD([.A30]; 2) = 0; VLOOKUP([.A30] / 2; [.A:.B]; 2; 0); 0) + IF(INT(SQRT([.A30]))^2=[.A30]; VLOOKUP(SQRT([.A30]); [.A:.B]; 2; 0); 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0] + IF(MOD([.A31]; 2) = 0; VLOOKUP([.A31] / 2; [.A:.B]; 2; 0); 0) + IF(INT(SQRT([.A31]))^2=[.A31]; VLOOKUP(SQRT([.A31]); [.A:.B]; 2; 0); 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1] + IF(MOD([.A32]; 2) = 0; VLOOKUP([.A32] / 2; [.A:.B]; 2; 0); 0) + IF(INT(SQRT([.A32]))^2=[.A32]; VLOOKUP(SQRT([.A32]); [.A:.B]; 2; 0); 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2] + IF(MOD([.A33]; 2) = 0; VLOOKUP([.A33] / 2; [.A:.B]; 2; 0); 0) + IF(INT(SQRT([.A33]))^2=[.A33]; VLOOKUP(SQRT([.A33]); [.A:.B]; 2; 0); 0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3] + IF(MOD([.A34]; 2) = 0; VLOOKUP([.A34] / 2; [.A:.B]; 2; 0); 0) + IF(INT(SQRT([.A34]))^2=[.A34]; VLOOKUP(SQRT([.A34]); [.A:.B]; 2; 0); 0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4] + IF(MOD([.A35]; 2) = 0; VLOOKUP([.A35] / 2; [.A:.B]; 2; 0); 0) + IF(INT(SQRT([.A35]))^2=[.A35]; VLOOKUP(SQRT([.A35]); [.A:.B]; 2; 0); 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5] + IF(MOD([.A36]; 2) = 0; VLOOKUP([.A36] / 2; [.A:.B]; 2; 0); 0) + IF(INT(SQRT([.A36]))^2=[.A36]; VLOOKUP(SQRT([.A36]); [.A:.B]; 2; 0); 0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6] + IF(MOD([.A37]; 2) = 0; VLOOKUP([.A37] / 2; [.A:.B]; 2; 0); 0) + IF(INT(SQRT([.A37]))^2=[.A37]; VLOOKUP(SQRT([.A37]); [.A:.B]; 2; 0); 0)" office:value-type="float" office:value="266" calcext:value-type="float">
            <text:p>266</text:p>
          </table:table-cell>
        </table:table-row>
      </table:table>
      <table:table table:name="Лист2_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IF(MOD([.A2]; 2)=0; VLOOKUP([.A2]/2;[.A:.B];2;0);0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IF(MOD([.A3]; 2)=0; VLOOKUP([.A3]/2;[.A:.B];2;0);0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IF(MOD([.A4]; 2)=0; VLOOKUP([.A4]/2;[.A:.B];2;0);0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IF(MOD([.A5]; 2)=0; VLOOKUP([.A5]/2;[.A:.B];2;0);0)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IF(MOD([.A6]; 2)=0; VLOOKUP([.A6]/2;[.A:.B];2;0);0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IF(MOD([.A7]; 2)=0; VLOOKUP([.A7]/2;[.A:.B];2;0);0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IF(MOD([.A8]; 2)=0; VLOOKUP([.A8]/2;[.A:.B];2;0);0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IF(MOD([.A9]; 2)=0; VLOOKUP([.A9]/2;[.A:.B];2;0);0)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IF(MOD([.A10]; 2)=0; VLOOKUP([.A10]/2;[.A:.B];2;0);0)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E10]+IF(MOD([.D11]; 2)=0; VLOOKUP([.D11]/2;[.D:.E];2;0);0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0]+IF(MOD([.G11]; 2)=0; VLOOKUP([.G11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1]+IF(MOD([.D12]; 2)=0; VLOOKUP([.D12]/2;[.D:.E];2;0);0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1]+IF(MOD([.G12]; 2)=0; VLOOKUP([.G12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E12]+IF(MOD([.D13]; 2)=0; VLOOKUP([.D13]/2;[.D:.E];2;0);0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2]+IF(MOD([.G13]; 2)=0; VLOOKUP([.G13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E13]+IF(MOD([.D14]; 2)=0; VLOOKUP([.D14]/2;[.D:.E];2;0);0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3]+IF(MOD([.G14]; 2)=0; VLOOKUP([.G14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14]+IF(MOD([.D15]; 2)=0; VLOOKUP([.D15]/2;[.D:.E];2;0);0)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4]+IF(MOD([.G15]; 2)=0; VLOOKUP([.G15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E15]+IF(MOD([.D16]; 2)=0; VLOOKUP([.D16]/2;[.D:.E];2;0);0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5]+IF(MOD([.G16]; 2)=0; VLOOKUP([.G16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E16]+IF(MOD([.D17]; 2)=0; VLOOKUP([.D17]/2;[.D:.E];2;0);0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16]+IF(MOD([.G17]; 2)=0; VLOOKUP([.G17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E17]+IF(MOD([.D18]; 2)=0; VLOOKUP([.D18]/2;[.D:.E];2;0);0)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17]+IF(MOD([.G18]; 2)=0; VLOOKUP([.G18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E18]+IF(MOD([.D19]; 2)=0; VLOOKUP([.D19]/2;[.D:.E];2;0);0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8]+IF(MOD([.G19]; 2)=0; VLOOKUP([.G19]/2;[.G:.H];2;0);0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E19]+IF(MOD([.D20]; 2)=0; VLOOKUP([.D20]/2;[.D:.E];2;0);0)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19]+IF(MOD([.G20]; 2)=0; VLOOKUP([.G20]/2;[.G:.H];2;0);0)" office:value-type="float" office:value="28" calcext:value-type="float">
            <text:p>28</text:p>
          </table:table-cell>
        </table:table-row>
      </table:table>
      <table:table table:name="Лист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IF(MOD([.A17]; 2)=0; VLOOKUP([.A17]/2;[.A:.B];2;0);0) + IF(MOD([.A17]; 3)=0; VLOOKUP([.A17]/3;[.A:.B];2;0);0)" office:value-type="float" office:value="68" calcext:value-type="float">
            <text:p>6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16]+IF(MOD([.D17]; 2)=0; VLOOKUP([.D17]/2;[.D:.E];2;0);0) + IF(MOD([.D17]; 3)=0; VLOOKUP([.D17]/3;[.D:.E];2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IF(MOD([.A18]; 2)=0; VLOOKUP([.A18]/2;[.A:.B];2;0);0) + IF(MOD([.A18]; 3)=0; VLOOKUP([.A18]/3;[.A:.B];2;0);0)" office:value-type="float" office:value="68" calcext:value-type="float">
            <text:p>6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17]+IF(MOD([.D18]; 2)=0; VLOOKUP([.D18]/2;[.D:.E];2;0);0) + IF(MOD([.D18]; 3)=0; VLOOKUP([.D18]/3;[.D:.E];2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IF(MOD([.A19]; 2)=0; VLOOKUP([.A19]/2;[.A:.B];2;0);0) + IF(MOD([.A19]; 3)=0; VLOOKUP([.A19]/3;[.A:.B];2;0);0)"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18]+IF(MOD([.D19]; 2)=0; VLOOKUP([.D19]/2;[.D:.E];2;0);0) + IF(MOD([.D19]; 3)=0; VLOOKUP([.D19]/3;[.D:.E];2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IF(MOD([.A20]; 2)=0; VLOOKUP([.A20]/2;[.A:.B];2;0);0) + IF(MOD([.A20]; 3)=0; VLOOKUP([.A20]/3;[.A:.B];2;0);0)" office:value-type="float" office:value="68" calcext:value-type="float">
            <text:p>6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9]+IF(MOD([.D20]; 2)=0; VLOOKUP([.D20]/2;[.D:.E];2;0);0) + IF(MOD([.D20]; 3)=0; VLOOKUP([.D20]/3;[.D:.E];2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IF(MOD([.A21]; 2)=0; VLOOKUP([.A21]/2;[.A:.B];2;0);0) + IF(MOD([.A21]; 3)=0; VLOOKUP([.A21]/3;[.A:.B];2;0);0)" office:value-type="float" office:value="68" calcext:value-type="float">
            <text:p>6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0]+IF(MOD([.D21]; 2)=0; VLOOKUP([.D21]/2;[.D:.E];2;0);0) + IF(MOD([.D21]; 3)=0; VLOOKUP([.D21]/3;[.D:.E];2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IF(MOD([.A22]; 2)=0; VLOOKUP([.A22]/2;[.A:.B];2;0);0) + IF(MOD([.A22]; 3)=0; VLOOKUP([.A22]/3;[.A:.B];2;0);0)" office:value-type="float" office:value="68" calcext:value-type="float">
            <text:p>6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21]+IF(MOD([.D22]; 2)=0; VLOOKUP([.D22]/2;[.D:.E];2;0);0) + IF(MOD([.D22]; 3)=0; VLOOKUP([.D22]/3;[.D:.E];2;0);0)" office:value-type="float" office:value="1" calcext:value-type="float">
            <text:p>1</text:p>
          </table:table-cell>
        </table:table-row>
      </table:table>
      <table:table table:name="Лист6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3]+IF(MOD([.A14]; 2)=0; VLOOKUP([.A14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4]+IF(MOD([.A15]; 2)=0; VLOOKUP([.A15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5]+IF(MOD([.A16]; 2)=0; VLOOKUP([.A16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6]+IF(MOD([.A17]; 2)=0; VLOOKUP([.A17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7]+IF(MOD([.A18]; 2)=0; VLOOKUP([.A18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8]+IF(MOD([.A19]; 2)=0; VLOOKUP([.A19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9]+IF(MOD([.A20]; 2)=0; VLOOKUP([.A20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0]+IF(MOD([.A21]; 2)=0; VLOOKUP([.A21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1]+IF(MOD([.A22]; 2)=0; VLOOKUP([.A22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2]+IF(MOD([.A23]; 2)=0; VLOOKUP([.A23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4]+IF(MOD([.A25]; 2)=0; VLOOKUP([.A25]/2;[.A:.B];2;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5]+IF(MOD([.A26]; 2)=0; VLOOKUP([.A26]/2;[.A:.B];2;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6]+IF(MOD([.A27]; 2)=0; VLOOKUP([.A27]/2;[.A:.B];2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7]+IF(MOD([.A28]; 2)=0; VLOOKUP([.A28]/2;[.A:.B];2;0);0)" office:value-type="float" office:value="13" calcext:value-type="float">
            <text:p>13</text:p>
          </table:table-cell>
        </table:table-row>
      </table:table>
      <table:table table:name="Лист7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[.B8]+IF(MOD([.A10]; 3) = 0; VLOOKUP([.A10]/3; [.A:.B];2;0); 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+[.B11]+IF(MOD([.A13]; 3) = 0; VLOOKUP([.A13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+[.B12]+IF(MOD([.A14]; 3) = 0; VLOOKUP([.A14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+[.B13]+IF(MOD([.A15]; 3) = 0; VLOOKUP([.A15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+[.B14]+IF(MOD([.A16]; 3) = 0; VLOOKUP([.A16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[.B15]+IF(MOD([.A17]; 3) = 0; VLOOKUP([.A17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+[.B16]+IF(MOD([.A18]; 3) = 0; VLOOKUP([.A18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+[.B17]+IF(MOD([.A19]; 3) = 0; VLOOKUP([.A19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+[.B18]+IF(MOD([.A20]; 3) = 0; VLOOKUP([.A20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+[.B19]+IF(MOD([.A21]; 3) = 0; VLOOKUP([.A21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+[.B20]+IF(MOD([.A22]; 3) = 0; VLOOKUP([.A22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+[.B21]+IF(MOD([.A23]; 3) = 0; VLOOKUP([.A23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[.B22]+IF(MOD([.A24]; 3) = 0; VLOOKUP([.A24]/3; [.A:.B];2;0)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+[.B23]+IF(MOD([.A25]; 3) = 0; VLOOKUP([.A25]/3; [.A:.B];2;0); 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+[.B24]+IF(MOD([.A26]; 3) = 0; VLOOKUP([.A26]/3; [.A:.B];2;0); 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6]+[.B25]+IF(MOD([.A27]; 3) = 0; VLOOKUP([.A27]/3; [.A:.B];2;0); 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7]+[.B26]+IF(MOD([.A28]; 3) = 0; VLOOKUP([.A28]/3; [.A:.B];2;0); 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8]+[.B27]+IF(MOD([.A29]; 3) = 0; VLOOKUP([.A29]/3; [.A:.B];2;0); 0)"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16:46:28.184000000</meta:creation-date>
    <meta:generator>LibreOffice/7.5.0.3$Windows_X86_64 LibreOffice_project/c21113d003cd3efa8c53188764377a8272d9d6de</meta:generator>
    <dc:date>2023-03-28T18:04:23.673000000</dc:date>
    <meta:editing-duration>PT1H17M56S</meta:editing-duration>
    <meta:editing-cycles>5</meta:editing-cycles>
    <meta:document-statistic meta:table-count="7" meta:cell-count="411" meta:object-count="0"/>
  </office:meta>
</office:document-meta>
</file>